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22a0" officeooo:paragraph-rsid="001f22a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03aa9" officeooo:paragraph-rsid="001f22a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03aa9" officeooo:paragraph-rsid="001fcdd5" style:font-size-asian="14pt" style:font-weight-asian="bold" style:font-size-complex="16pt" style:font-weight-complex="bold"/>
    </style:style>
    <style:style style:name="T1" style:family="text">
      <style:text-properties officeooo:rsid="001f2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th Cheer Schedule</text:p>
      <text:p text:style-name="P1"/>
      <text:p text:style-name="P2">Opening Ceremonies<text:tab/>Football Field<text:tab/><text:tab/>10/02/2021<text:tab/>08:00am</text:p>
      <text:p text:style-name="P2"/>
      <text:p text:style-name="P2"><text:span text:style-name="T1">Cheer Team 1 <text:tab/></text:span><text:tab/><text:tab/>Football Field<text:tab/><text:tab/>10/09/2021<text:tab/>08:00am</text:p>
      <text:p text:style-name="P2"><text:span text:style-name="T1">Cheer Team 2 <text:tab/></text:span><text:tab/><text:tab/>Football Field<text:tab/><text:tab/>10/09/2021<text:tab/>10:00am</text:p>
      <text:p text:style-name="P2"><text:span text:style-name="T1">Cheer Team 3 <text:tab/></text:span><text:tab/><text:tab/>Football Field<text:tab/><text:tab/>10/09/2021<text:tab/>02:00pm</text:p>
      <text:p text:style-name="P2"/>
      <text:p text:style-name="P2"><text:span text:style-name="T1">Cheer Team 1 <text:tab/></text:span><text:tab/><text:tab/>Football Field<text:tab/><text:tab/>10/16/2021<text:tab/>08:00am</text:p>
      <text:p text:style-name="P2"><text:span text:style-name="T1">Cheer Team 2<text:tab/></text:span><text:tab/><text:tab/>Football Field<text:tab/><text:tab/>10/16/2021<text:tab/>10:00am</text:p>
      <text:p text:style-name="P2"><text:span text:style-name="T1">Cheer Team 3 <text:tab/></text:span><text:tab/><text:tab/>Football Field<text:tab/><text:tab/>10/16/2021<text:tab/>02:00pm</text:p>
      <text:p text:style-name="P2"/>
      <text:p text:style-name="P2"><text:span text:style-name="T1">Cheer Team 1 <text:tab/></text:span><text:tab/><text:tab/>Football Field<text:tab/><text:tab/>10/23/2021<text:tab/>08:00am</text:p>
      <text:p text:style-name="P2"><text:span text:style-name="T1">Cheer Team 2<text:tab/></text:span><text:tab/><text:tab/>Football Field<text:tab/><text:tab/>10/23/2021<text:tab/>10:00am</text:p>
      <text:p text:style-name="P2"><text:span text:style-name="T1">Cheer Team 3<text:tab/></text:span><text:tab/><text:tab/>Football Field<text:tab/><text:tab/>10/23/2021<text:tab/>02:00pm</text:p>
      <text:p text:style-name="P2"/>
      <text:p text:style-name="P2"><text:span text:style-name="T1">Cheer Team 1<text:tab/> <text:tab/></text:span><text:tab/>Football Field<text:tab/><text:tab/>10/30/2021<text:tab/>08:00am</text:p>
      <text:p text:style-name="P2"><text:span text:style-name="T1">Cheer Team 2 <text:tab/></text:span><text:tab/><text:tab/>Football Field<text:tab/><text:tab/>10/30/2021<text:tab/>10:00am</text:p>
      <text:p text:style-name="P2"><text:span text:style-name="T1">Cheer Team 3 <text:tab/></text:span><text:tab/><text:tab/>Football Field<text:tab/><text:tab/>10/30/2021<text:tab/>02:00pm</text:p>
      <text:p text:style-name="P2"/>
      <text:p text:style-name="P2"><text:span text:style-name="T1">Cheer Team 1 <text:tab/></text:span><text:tab/><text:tab/>Football Field<text:tab/><text:tab/>11/06/2021<text:tab/>08:00am</text:p>
      <text:p text:style-name="P2"><text:span text:style-name="T1">Cheer Team 2<text:tab/></text:span><text:tab/><text:tab/>Football Field<text:tab/><text:tab/>11/06/2021<text:tab/>10:00am</text:p>
      <text:p text:style-name="P2"><text:span text:style-name="T1">Cheer Team 3 <text:tab/></text:span><text:tab/><text:tab/>Football Field<text:tab/><text:tab/>11/06/2021<text:tab/>02:00pm</text:p>
      <text:p text:style-name="P2"/>
      <text:p text:style-name="P2"><text:span text:style-name="T1">Cheer Team 1 <text:tab/></text:span><text:tab/><text:tab/>Football Field<text:tab/><text:tab/>11/13/2021<text:tab/>08:00am</text:p>
      <text:p text:style-name="P2"><text:span text:style-name="T1">Cheer Team 2 <text:tab/></text:span><text:tab/><text:tab/>Football Field<text:tab/><text:tab/>11/13/2021<text:tab/>10:00am</text:p>
      <text:p text:style-name="P2"><text:span text:style-name="T1">Cheer Team 3 <text:tab/></text:span><text:tab/><text:tab/>Football Field<text:tab/><text:tab/>11/13/2021<text:tab/>02:00pm</text:p>
      <text:p text:style-name="P2"/>
      <text:p text:style-name="P2"><text:span text:style-name="T1">Cheer Team 1 <text:tab/></text:span><text:tab/><text:tab/>Football Field<text:tab/><text:tab/>11/20/2021<text:tab/>08:00am</text:p>
      <text:p text:style-name="P2"><text:span text:style-name="T1">Cheer Team 2 <text:tab/></text:span><text:tab/><text:tab/>Football Field<text:tab/><text:tab/>11/20/2021<text:tab/>10:00am</text:p>
      <text:p text:style-name="P2"><text:span text:style-name="T1">Cheer Team 3 <text:tab/></text:span><text:tab/><text:tab/>Football Field<text:tab/><text:tab/>11/20/2021<text:tab/>02:00pm</text:p>
      <text:p text:style-name="P2"/>
      <text:p text:style-name="P2"><text:span text:style-name="T1">Cheer Team 1 <text:tab/></text:span><text:tab/><text:tab/>Football Field<text:tab/><text:tab/>11/27/2021<text:tab/>08:00am</text:p>
      <text:p text:style-name="P2"><text:span text:style-name="T1">Cheer Team 2 <text:tab/></text:span><text:tab/><text:tab/>Football Field<text:tab/><text:tab/>11/27/2021<text:tab/>10:00am</text:p>
      <text:p text:style-name="P2"><text:span text:style-name="T1">Cheer Team 3 <text:tab/></text:span><text:tab/><text:tab/>Football Field<text:tab/><text:tab/>11/27/2021<text:tab/>02:00pm</text:p>
      <text:p text:style-name="P2"/>
      <text:p text:style-name="P2"><text:soft-page-break/><text:span text:style-name="T1">Cheer Team 1 <text:tab/></text:span><text:tab/><text:tab/>Football Field<text:tab/><text:tab/>12/04/2021<text:tab/>08:00am</text:p>
      <text:p text:style-name="P2"><text:span text:style-name="T1">Cheer Team 2 <text:tab/><text:tab/></text:span><text:tab/>Football Field<text:tab/><text:tab/>12/04/2021<text:tab/>10:00am</text:p>
      <text:p text:style-name="P2"><text:span text:style-name="T1">Cheer Team 3 <text:tab/></text:span><text:tab/><text:tab/>Football Field<text:tab/><text:tab/>12/04/2021<text:tab/>02:00pm</text:p>
      <text:p text:style-name="P2"/>
      <text:p text:style-name="P2"><text:span text:style-name="T1">Cheer Team 1 <text:tab/></text:span><text:tab/><text:tab/>Football Field<text:tab/><text:tab/>12/11/2021<text:tab/>08:00am</text:p>
      <text:p text:style-name="P2"><text:span text:style-name="T1">Cheer Team 2 <text:tab/></text:span><text:tab/><text:tab/>Football Field<text:tab/><text:tab/>12/11/2021<text:tab/>10:00am</text:p>
      <text:p text:style-name="P2"><text:span text:style-name="T1">Cheer Team 3 <text:tab/></text:span><text:tab/><text:tab/>Football Field<text:tab/><text:tab/>12/11/2021<text:tab/>02:00pm</text:p>
      <text:p text:style-name="P2"/>
      <text:p text:style-name="P2"><text:span text:style-name="T1">Cheer Team 1 <text:tab/></text:span><text:tab/><text:tab/>Football Field<text:tab/><text:tab/>12/18/2021<text:tab/>08:00am</text:p>
      <text:p text:style-name="P2"><text:span text:style-name="T1">Cheer Team 2 <text:tab/></text:span><text:tab/><text:tab/>Football Field<text:tab/><text:tab/>12/18/2021<text:tab/>10:00am</text:p>
      <text:p text:style-name="P2"><text:span text:style-name="T1">Cheer Team 3 <text:tab/></text:span><text:tab/><text:tab/>Football Field<text:tab/><text:tab/>12/18/2021<text:tab/>02:00pm</text:p>
      <text:p text:style-name="P2"/>
      <text:p text:style-name="P3"><text:span text:style-name="T1">Cheer Team 1 <text:tab/><text:tab/></text:span><text:tab/>Football Field<text:tab/><text:tab/>01/01/2022<text:tab/>08:00am</text:p>
      <text:p text:style-name="P3"><text:span text:style-name="T1">Cheer Team 2 <text:tab/></text:span><text:tab/><text:tab/>Football Field<text:tab/><text:tab/>01/01/2022<text:tab/>10:00am</text:p>
      <text:p text:style-name="P3"><text:span text:style-name="T1">Cheer Team 3 <text:tab/></text:span><text:tab/><text:tab/>Football Field<text:tab/><text:tab/>01/01/2022<text:tab/>02:00pm</text:p>
      <text:p text:style-name="P2"/>
      <text:p text:style-name="P3"><text:span text:style-name="T1">Cheer Team 1 <text:tab/></text:span><text:tab/><text:tab/>Football Field<text:tab/><text:tab/>01/08/2022<text:tab/>08:00am</text:p>
      <text:p text:style-name="P3"><text:span text:style-name="T1">Cheer Team 2 <text:tab/></text:span><text:tab/><text:tab/>Football Field<text:tab/><text:tab/>01/08/2022<text:tab/>10:00am</text:p>
      <text:p text:style-name="P3"><text:span text:style-name="T1">Cheer Team 3 <text:tab/></text:span><text:tab/><text:tab/>Football Field<text:tab/><text:tab/>01/08/2022<text:tab/>02:00pm</text:p>
      <text:p text:style-name="P2"/>
      <text:p text:style-name="P3"><text:span text:style-name="T1">Cheer Team 1 <text:tab/></text:span><text:tab/><text:tab/>Football Field<text:tab/><text:tab/>01/15/2022<text:tab/>08:00am</text:p>
      <text:p text:style-name="P3"><text:span text:style-name="T1">Cheer Team 2 <text:tab/></text:span><text:tab/><text:tab/>Football Field<text:tab/><text:tab/>01/15/2022<text:tab/>10:00am</text:p>
      <text:p text:style-name="P3"><text:span text:style-name="T1">Cheer Team 3 <text:tab/></text:span><text:tab/><text:tab/>Football Field<text:tab/><text:tab/>01/15/2022<text:tab/>02:00pm</text:p>
      <text:p text:style-name="P2"/>
      <text:p text:style-name="P3"><text:span text:style-name="T1">Cheer Team 1 <text:tab/></text:span><text:tab/><text:tab/>Football Field<text:tab/><text:tab/>01/22/2022<text:tab/>08:00am</text:p>
      <text:p text:style-name="P3"><text:span text:style-name="T1">Cheer Team 2 <text:tab/></text:span><text:tab/><text:tab/>Football Field<text:tab/><text:tab/>01/22/2022<text:tab/>10:00am</text:p>
      <text:p text:style-name="P3"><text:span text:style-name="T1">Cheer Team 3 <text:tab/></text:span><text:tab/><text:tab/>Football Field<text:tab/><text:tab/>01/22/2022<text:tab/>02:00pm</text:p>
      <text:p text:style-name="P2"/>
      <text:p text:style-name="P3"><text:span text:style-name="T1">Cheer Team 1 <text:tab/></text:span><text:tab/><text:tab/>Football Field<text:tab/><text:tab/>01/29/2022<text:tab/>08:00am</text:p>
      <text:p text:style-name="P3"><text:span text:style-name="T1">Cheer Team 2 <text:tab/></text:span><text:tab/><text:tab/>Football Field<text:tab/><text:tab/>01/29/2022<text:tab/>10:00am</text:p>
      <text:p text:style-name="P3"><text:span text:style-name="T1">Cheer Team 3 <text:tab/></text:span><text:tab/><text:tab/>Football Field<text:tab/><text:tab/>01/29/2022<text:tab/>02:00pm</text:p>
      <text:p text:style-name="P2"/>
      <text:p text:style-name="P3"><text:span text:style-name="T1">Cheer Team 1 <text:tab/></text:span><text:tab/><text:tab/>Football Field<text:tab/><text:tab/>02/05/2022<text:tab/>08:00am</text:p>
      <text:p text:style-name="P3"><text:span text:style-name="T1">Cheer Team 2 <text:tab/></text:span><text:tab/><text:tab/>Football Field<text:tab/><text:tab/>02/05/2022<text:tab/>10:00am</text:p>
      <text:p text:style-name="P3"><text:span text:style-name="T1">Cheer Team 3 <text:tab/></text:span><text:tab/><text:tab/>Football Field<text:tab/><text:tab/>02/05/2022<text:tab/>02:00pm</text:p>
      <text:p text:style-name="P2"/>
      <text:p text:style-name="P3"><text:soft-page-break/><text:span text:style-name="T1">Cheer Team 1 <text:tab/></text:span><text:tab/><text:tab/>Football Field<text:tab/><text:tab/>02/12/2022<text:tab/>08:00am</text:p>
      <text:p text:style-name="P3"><text:span text:style-name="T1">Cheer Team 2 <text:tab/></text:span><text:tab/><text:tab/>Football Field<text:tab/><text:tab/>02/12/2022<text:tab/>10:00am</text:p>
      <text:p text:style-name="P3"><text:span text:style-name="T1">Cheer Team 3 <text:tab/></text:span><text:tab/><text:tab/>Football Field<text:tab/><text:tab/>02/12/2022<text:tab/>02:00pm</text:p>
      <text:p text:style-name="P2"/>
      <text:p text:style-name="P3"><text:span text:style-name="T1">Cheer Team 1 <text:tab/></text:span><text:tab/><text:tab/>Football Field<text:tab/><text:tab/>02/19/2022<text:tab/>08:00am</text:p>
      <text:p text:style-name="P3"><text:span text:style-name="T1">Cheer Team 2 <text:tab/></text:span><text:tab/><text:tab/>Football Field<text:tab/><text:tab/>02/19/2022<text:tab/>10:00am</text:p>
      <text:p text:style-name="P3"><text:span text:style-name="T1">Cheer Team 3 <text:tab/></text:span><text:tab/><text:tab/>Football Field<text:tab/><text:tab/>02/19/2022<text:tab/>02:00pm</text:p>
      <text:p text:style-name="P2"/>
      <text:p text:style-name="P2">Closing Ceremonies<text:tab/><text:tab/>Football Field <text:tab/><text:tab/>02/26/2022<text:tab/>08: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1:49:06.034000000</meta:creation-date>
    <dc:date>2020-12-29T12:18:29.458000000</dc:date>
    <meta:editing-duration>PT17M52S</meta:editing-duration>
    <meta:editing-cycles>1</meta:editing-cycles>
    <meta:document-statistic meta:table-count="0" meta:image-count="0" meta:object-count="0" meta:page-count="3" meta:paragraph-count="60" meta:word-count="414" meta:character-count="2974" meta:non-whitespace-character-count="2392"/>
    <meta:generator>LibreOffice/6.2.8.2$Windows_X86_64 LibreOffice_project/f82ddfca21ebc1e222a662a32b25c0c9d20169ee</meta:generator>
  </office:meta>
</office:document-meta>
</file>